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b005" officeooo:paragraph-rsid="0006b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Guide – English</text:p>
      <text:p text:style-name="P1">TODO: Fill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23:24.360047083</meta:creation-date>
    <dc:date>2016-10-04T11:24:12.707125077</dc:date>
    <meta:editing-duration>PT48S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8"/>
    <meta:generator>LibreOffice/5.1.4.2$Linux_X86_64 LibreOffice_project/10m0$Build-2</meta:generator>
  </office:meta>
</office:document-meta>
</file>